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e-cjk-patch" svg:font-family="quote-cjk-patch, Inter, system-ui, apple-system, BlinkMacSystemFont, 'Segoe UI', Roboto, Oxygen, Ubuntu, Cantarell, 'Open Sans', 'Helvetica Neue', sans-serif"/>
    <style:font-face style:name="system-ui" svg:font-family="system-ui, apple-system, 'Segoe UI', Roboto, Ubuntu, Cantarell, 'Noto Sans', sans-serif, 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Arial" officeooo:rsid="00063711" officeooo:paragraph-rsid="00063711"/>
    </style:style>
    <style:style style:name="P2" style:family="paragraph" style:parent-style-name="Standard">
      <style:paragraph-properties fo:text-align="justify" style:justify-single-word="false"/>
      <style:text-properties fo:color="#000000" style:font-name="Arial" officeooo:rsid="00063711" officeooo:paragraph-rsid="00063711"/>
    </style:style>
    <style:style style:name="P3" style:family="paragraph" style:parent-style-name="Heading_20_2">
      <style:paragraph-properties fo:text-align="justify" style:justify-single-word="false"/>
      <style:text-properties fo:color="#3465a4" style:text-position="0% 100%" fo:font-size="18pt" officeooo:rsid="000bfaf4" officeooo:paragraph-rsid="000bfaf4" style:font-size-asian="18pt" style:font-size-complex="18pt"/>
    </style:style>
    <style:style style:name="P4" style:family="paragraph" style:parent-style-name="Heading_20_2">
      <style:paragraph-properties fo:text-align="justify" style:justify-single-word="false"/>
      <style:text-properties style:text-position="0% 100%" fo:font-size="18pt" officeooo:rsid="000708a0" officeooo:paragraph-rsid="000708a0" style:font-size-asian="18pt" style:font-size-complex="18pt"/>
    </style:style>
    <style:style style:name="P5" style:family="paragraph" style:parent-style-name="Heading_20_2">
      <style:paragraph-properties fo:text-align="justify" style:justify-single-word="false"/>
      <style:text-properties style:text-position="0% 100%" fo:font-size="18pt" officeooo:rsid="000708a0" officeooo:paragraph-rsid="000cb617" style:font-size-asian="18pt" style:font-size-complex="18pt"/>
    </style:style>
    <style:style style:name="P6" style:family="paragraph" style:parent-style-name="Heading_20_2">
      <style:text-properties style:font-name="Arial" fo:font-size="16pt" officeooo:paragraph-rsid="000708a0" style:font-size-asian="16pt" style:font-size-complex="16pt"/>
    </style:style>
    <style:style style:name="P7" style:family="paragraph" style:parent-style-name="Heading_20_2">
      <style:text-properties style:font-name="Arial" fo:font-size="16pt" officeooo:paragraph-rsid="000cb617" style:font-size-asian="16pt" style:font-size-complex="16pt"/>
    </style:style>
    <style:style style:name="P8" style:family="paragraph" style:parent-style-name="Text_20_body">
      <style:paragraph-properties fo:text-align="justify" style:justify-single-word="false"/>
      <style:text-properties officeooo:paragraph-rsid="000708a0"/>
    </style:style>
    <style:style style:name="P9" style:family="paragraph" style:parent-style-name="Text_20_body">
      <style:paragraph-properties fo:text-align="justify" style:justify-single-word="false"/>
      <style:text-properties officeooo:paragraph-rsid="000a3c79"/>
    </style:style>
    <style:style style:name="P10" style:family="paragraph" style:parent-style-name="Text_20_body">
      <style:paragraph-properties fo:text-align="start" style:justify-single-word="false"/>
      <style:text-properties fo:font-style="italic" fo:font-weight="normal" officeooo:paragraph-rsid="000cb617" style:font-style-asian="italic" style:font-weight-asian="normal" style:font-style-complex="italic" style:font-weight-complex="normal"/>
    </style:style>
    <style:style style:name="P11" style:family="paragraph" style:parent-style-name="Text_20_body">
      <style:paragraph-properties fo:text-align="justify" style:justify-single-word="false"/>
      <style:text-properties fo:color="#3465a4" style:font-name="Arial" fo:font-style="italic" fo:font-weight="bold" officeooo:paragraph-rsid="0008e5ad" style:font-style-asian="italic" style:font-weight-asian="bold" style:font-style-complex="italic" style:font-weight-complex="bold"/>
    </style:style>
    <style:style style:name="P12" style:family="paragraph" style:parent-style-name="Text_20_body">
      <style:paragraph-properties fo:text-align="start" style:justify-single-word="false"/>
      <style:text-properties fo:color="#3465a4" style:font-name="Arial" fo:font-style="italic" fo:font-weight="bold" officeooo:rsid="000bfaf4" officeooo:paragraph-rsid="000cb617" style:font-style-asian="italic" style:font-weight-asian="bold" style:font-style-complex="italic" style:font-weight-complex="bold"/>
    </style:style>
    <style:style style:name="P13" style:family="paragraph" style:parent-style-name="Text_20_body">
      <style:paragraph-properties fo:text-align="justify" style:justify-single-word="false"/>
      <style:text-properties fo:color="#3465a4" style:text-position="0% 100%" fo:font-size="18pt" officeooo:rsid="000bfaf4" officeooo:paragraph-rsid="000bfaf4" style:font-size-asian="18pt" style:font-size-complex="18pt"/>
    </style:style>
    <style:style style:name="P14" style:family="paragraph" style:parent-style-name="Text_20_body">
      <style:paragraph-properties fo:text-align="justify" style:justify-single-word="false"/>
      <style:text-properties fo:color="#3465a4" style:text-position="0% 100%" style:font-name="Arial" fo:font-size="18pt" fo:font-weight="bold" officeooo:rsid="000bfaf4" officeooo:paragraph-rsid="000bfaf4" style:font-size-asian="18pt" style:font-weight-asian="bold" style:font-size-complex="18pt" style:font-weight-complex="bold"/>
    </style:style>
    <style:style style:name="P15" style:family="paragraph" style:parent-style-name="Text_20_body">
      <style:paragraph-properties fo:text-align="justify" style:justify-single-word="false"/>
      <style:text-properties fo:color="#3465a4" style:text-position="0% 100%" style:font-name="Arial" fo:font-size="18pt" fo:font-style="italic" fo:font-weight="bold" officeooo:rsid="000bfaf4" officeooo:paragraph-rsid="000cb617" style:font-size-asian="18pt" style:font-style-asian="italic" style:font-weight-asian="bold" style:font-size-complex="18pt" style:font-style-complex="italic" style:font-weight-complex="bold"/>
    </style:style>
    <style:style style:name="P16" style:family="paragraph" style:parent-style-name="Text_20_body">
      <style:paragraph-properties fo:text-align="justify" style:justify-single-word="false"/>
      <style:text-properties fo:color="#000000" style:font-name="Arial" fo:font-weight="normal" officeooo:rsid="000708a0" officeooo:paragraph-rsid="000708a0" style:font-weight-asian="normal" style:font-weight-complex="normal"/>
    </style:style>
    <style:style style:name="P17" style:family="paragraph" style:parent-style-name="Text_20_body">
      <style:paragraph-properties fo:text-align="justify" style:justify-single-word="false"/>
      <style:text-properties fo:color="#000000" style:font-name="Arial" style:text-underline-style="solid" style:text-underline-width="auto" style:text-underline-color="font-color" fo:font-weight="normal" officeooo:rsid="000708a0" officeooo:paragraph-rsid="000708a0" style:font-weight-asian="normal" style:font-weight-complex="normal"/>
    </style:style>
    <style:style style:name="P18" style:family="paragraph" style:parent-style-name="Text_20_body">
      <style:paragraph-properties fo:text-align="start" style:justify-single-word="false"/>
      <style:text-properties fo:color="#000000" style:font-name="Arial" fo:font-style="italic" fo:font-weight="normal" officeooo:rsid="00063711" officeooo:paragraph-rsid="000ddd26" style:font-style-asian="italic" style:font-weight-asian="normal" style:font-style-complex="italic" style:font-weight-complex="normal"/>
    </style:style>
    <style:style style:name="P19" style:family="paragraph" style:parent-style-name="Text_20_body">
      <style:paragraph-properties fo:text-align="justify" style:justify-single-word="false"/>
      <style:text-properties style:font-name="Arial"/>
    </style:style>
    <style:style style:name="P20" style:family="paragraph" style:parent-style-name="Text_20_body">
      <style:paragraph-properties fo:text-align="justify" style:justify-single-word="false"/>
      <style:text-properties style:font-name="Arial" fo:font-style="italic" officeooo:paragraph-rsid="000708a0" style:font-style-asian="italic" style:font-style-complex="italic"/>
    </style:style>
    <style:style style:name="P21" style:family="paragraph" style:parent-style-name="Text_20_body">
      <style:text-properties style:font-name="Arial" officeooo:paragraph-rsid="000708a0"/>
    </style:style>
    <style:style style:name="T1" style:family="text">
      <style:text-properties officeooo:rsid="00063711"/>
    </style:style>
    <style:style style:name="T2" style:family="text">
      <style:text-properties fo:color="#000000" officeooo:rsid="00063711"/>
    </style:style>
    <style:style style:name="T3" style:family="text">
      <style:text-properties fo:font-variant="normal" fo:text-transform="none" fo:color="#000000" style:font-name="system-ui" fo:font-size="12pt" fo:letter-spacing="normal"/>
    </style:style>
    <style:style style:name="T4" style:family="text">
      <style:text-properties fo:font-variant="normal" fo:text-transform="none" fo:color="#000000" style:font-name="system-ui" fo:font-size="12pt" fo:letter-spacing="normal" fo:font-style="normal"/>
    </style:style>
    <style:style style:name="T5" style:family="text">
      <style:text-properties fo:font-variant="normal" fo:text-transform="none" fo:color="#000000" style:font-name="system-ui" fo:font-size="12pt" fo:letter-spacing="normal" fo:font-style="normal" fo:font-weight="bold"/>
    </style:style>
    <style:style style:name="T6" style:family="text">
      <style:text-properties fo:font-variant="normal" fo:text-transform="none" fo:color="#000000" style:font-name="system-ui" fo:font-size="12pt" fo:letter-spacing="normal" fo:font-style="normal" fo:font-weight="bold" style:font-weight-asian="bold" style:font-weight-complex="bold"/>
    </style:style>
    <style:style style:name="T7" style:family="text">
      <style:text-properties fo:font-variant="normal" fo:text-transform="none" fo:color="#000000" style:font-name="system-ui" fo:font-size="12pt" fo:letter-spacing="normal" fo:font-style="normal" fo:font-weight="normal"/>
    </style:style>
    <style:style style:name="T8" style:family="text">
      <style:text-properties fo:font-variant="normal" fo:text-transform="none" fo:color="#000000" style:font-name="system-ui" fo:font-size="12pt" fo:letter-spacing="normal" fo:font-style="normal" fo:font-weight="normal" style:font-style-asian="italic" style:font-style-complex="italic"/>
    </style:style>
    <style:style style:name="T9" style:family="text">
      <style:text-properties fo:font-variant="normal" fo:text-transform="none" fo:color="#000000" style:font-name="system-ui" fo:font-size="12pt" fo:letter-spacing="normal" fo:font-style="normal" fo:font-weight="normal" officeooo:rsid="000cb617" style:font-style-asian="italic" style:font-style-complex="italic"/>
    </style:style>
    <style:style style:name="T10" style:family="text">
      <style:text-properties fo:font-variant="normal" fo:text-transform="none" fo:color="#000000" style:font-name="system-ui" fo:font-size="12pt" fo:letter-spacing="normal" fo:font-style="normal" fo:font-weight="normal" style:font-weight-asian="normal" style:font-weight-complex="normal"/>
    </style:style>
    <style:style style:name="T11" style:family="text">
      <style:text-properties fo:font-variant="normal" fo:text-transform="none" fo:color="#000000" style:font-name="system-ui" fo:font-size="12pt" fo:letter-spacing="normal" fo:font-weight="bold" style:font-weight-asian="bold" style:font-weight-complex="bold"/>
    </style:style>
    <style:style style:name="T12" style:family="text">
      <style:text-properties fo:font-variant="normal" fo:text-transform="none" fo:color="#000000" style:font-name="system-ui" fo:font-size="12pt" fo:letter-spacing="normal" fo:font-weight="normal"/>
    </style:style>
    <style:style style:name="T13" style:family="text">
      <style:text-properties fo:font-variant="normal" fo:text-transform="none" fo:color="#000000" style:font-name="system-ui" fo:font-size="12pt" fo:letter-spacing="normal" fo:font-weight="normal" officeooo:rsid="000cb617"/>
    </style:style>
    <style:style style:name="T14" style:family="text">
      <style:text-properties fo:font-variant="normal" fo:text-transform="none" fo:color="#000000" style:text-position="super 58%" style:font-name="system-ui" fo:font-size="12pt" fo:letter-spacing="normal"/>
    </style:style>
    <style:style style:name="T15" style:family="text">
      <style:text-properties fo:font-variant="normal" fo:text-transform="none" fo:color="#000000" style:text-position="super 58%" style:font-name="system-ui" fo:font-size="12pt" fo:letter-spacing="normal" fo:font-style="normal"/>
    </style:style>
    <style:style style:name="T16" style:family="text">
      <style:text-properties fo:font-variant="normal" fo:text-transform="none" fo:color="#000000" style:text-position="super 58%" style:font-name="system-ui" fo:font-size="12pt" fo:letter-spacing="normal" fo:font-style="normal" fo:font-weight="bold"/>
    </style:style>
    <style:style style:name="T17" style:family="text">
      <style:text-properties fo:font-variant="normal" fo:text-transform="none" fo:color="#000000" style:text-position="super 58%" style:font-name="system-ui" fo:font-size="12pt" fo:letter-spacing="normal" fo:font-style="normal" fo:font-weight="bold" style:font-weight-asian="bold" style:font-weight-complex="bold"/>
    </style:style>
    <style:style style:name="T18" style:family="text">
      <style:text-properties fo:font-variant="normal" fo:text-transform="none" fo:color="#000000" style:text-position="super 58%" style:font-name="system-ui" fo:font-size="12pt" fo:letter-spacing="normal" fo:font-style="normal" fo:font-weight="bold" officeooo:rsid="000bfaf4" style:font-size-asian="18pt" style:font-style-asian="italic" style:font-weight-asian="bold" style:font-size-complex="18pt" style:font-style-complex="italic" style:font-weight-complex="bold"/>
    </style:style>
    <style:style style:name="T19" style:family="text">
      <style:text-properties fo:font-variant="normal" fo:text-transform="none" fo:color="#000000" style:text-position="super 58%" style:font-name="system-ui" fo:font-size="12pt" fo:letter-spacing="normal" fo:font-style="normal" fo:font-weight="normal" style:font-weight-asian="normal" style:font-weight-complex="normal"/>
    </style:style>
    <style:style style:name="T20" style:family="text">
      <style:text-properties fo:font-variant="normal" fo:text-transform="none" fo:color="#000000" style:text-position="super 58%" style:font-name="system-ui" fo:font-size="12pt" fo:letter-spacing="normal" fo:font-style="normal" officeooo:rsid="000bfaf4" style:font-size-asian="18pt" style:font-style-asian="italic" style:font-size-complex="18pt" style:font-style-complex="italic"/>
    </style:style>
    <style:style style:name="T21" style:family="text">
      <style:text-properties fo:font-variant="normal" fo:text-transform="none" fo:color="#000000" style:text-position="super 58%" style:font-name="system-ui" fo:font-size="12pt" fo:letter-spacing="normal" fo:font-weight="bold" style:font-weight-asian="bold" style:font-weight-complex="bold"/>
    </style:style>
    <style:style style:name="T22" style:family="text">
      <style:text-properties fo:font-variant="normal" fo:text-transform="none" fo:color="#000000" style:text-position="super 58%" style:font-name="system-ui" fo:font-size="12pt" fo:letter-spacing="normal" officeooo:rsid="000bfaf4" style:font-size-asian="18pt" style:font-size-complex="18pt"/>
    </style:style>
    <style:style style:name="T23" style:family="text">
      <style:text-properties fo:font-variant="normal" fo:text-transform="none" fo:color="#000000" style:text-position="super 58%" fo:font-size="12pt" fo:letter-spacing="normal"/>
    </style:style>
    <style:style style:name="T24" style:family="text">
      <style:text-properties fo:font-variant="normal" fo:text-transform="none" fo:color="#000000" style:text-position="super 58%" fo:font-size="12pt" fo:letter-spacing="normal" fo:font-weight="bold"/>
    </style:style>
    <style:style style:name="T25" style:family="text">
      <style:text-properties fo:font-variant="normal" fo:text-transform="none" fo:color="#000000" style:text-position="super 58%" fo:font-size="12pt" fo:letter-spacing="normal" fo:font-weight="bold" style:font-weight-asian="bold" style:font-weight-complex="bold"/>
    </style:style>
    <style:style style:name="T26" style:family="text">
      <style:text-properties fo:font-variant="normal" fo:text-transform="none" fo:color="#000000" style:text-position="super 58%" style:font-name="Arial" fo:font-size="12pt" fo:letter-spacing="normal" fo:font-style="italic" fo:font-weight="bold" style:font-style-asian="italic" style:font-style-complex="italic"/>
    </style:style>
    <style:style style:name="T27" style:family="text">
      <style:text-properties fo:font-variant="normal" fo:text-transform="none" fo:color="#000000" style:text-position="super 58%" style:font-name="Arial" fo:font-size="12pt" fo:letter-spacing="normal" fo:font-style="italic" fo:font-weight="bold" officeooo:rsid="00063711" style:font-style-asian="italic" style:font-style-complex="italic"/>
    </style:style>
    <style:style style:name="T28" style:family="text">
      <style:text-properties fo:font-variant="normal" fo:text-transform="none" fo:color="#000000" fo:font-size="12pt" fo:letter-spacing="normal"/>
    </style:style>
    <style:style style:name="T29" style:family="text">
      <style:text-properties fo:font-variant="normal" fo:text-transform="none" fo:color="#000000" fo:font-size="12pt" fo:letter-spacing="normal" fo:font-weight="bold"/>
    </style:style>
    <style:style style:name="T30" style:family="text">
      <style:text-properties fo:font-variant="normal" fo:text-transform="none" fo:color="#000000" fo:font-size="12pt" fo:letter-spacing="normal" fo:font-weight="bold" style:font-weight-asian="bold" style:font-weight-complex="bold"/>
    </style:style>
    <style:style style:name="T31" style:family="text">
      <style:text-properties fo:font-variant="normal" fo:text-transform="none" fo:color="#000000" fo:font-size="12pt" fo:letter-spacing="normal" fo:font-weight="normal"/>
    </style:style>
    <style:style style:name="T32" style:family="text">
      <style:text-properties fo:font-variant="normal" fo:text-transform="none" fo:color="#000000" style:font-name="Arial" fo:font-size="12pt" fo:letter-spacing="normal" fo:font-style="italic" fo:font-weight="bold" style:font-style-asian="italic" style:font-style-complex="italic"/>
    </style:style>
    <style:style style:name="T33" style:family="text">
      <style:text-properties fo:font-variant="normal" fo:text-transform="none" fo:color="#000000" style:font-name="Arial" fo:font-size="12pt" fo:letter-spacing="normal" fo:font-style="italic" fo:font-weight="bold" officeooo:rsid="00063711" style:font-style-asian="italic" style:font-style-complex="italic"/>
    </style:style>
    <style:style style:name="T34" style:family="text">
      <style:text-properties fo:font-variant="normal" fo:text-transform="none" fo:color="#000000" style:font-name="Arial" fo:font-size="12pt" fo:letter-spacing="normal" fo:font-style="italic" fo:font-weight="normal" style:font-style-asian="italic" style:font-style-complex="italic"/>
    </style:style>
    <style:style style:name="T35" style:family="text">
      <style:text-properties fo:font-variant="normal" fo:text-transform="none" fo:color="#000000" style:font-name="Arial" fo:font-size="12pt" fo:letter-spacing="normal" fo:font-style="italic" fo:font-weight="normal" officeooo:rsid="00063711" style:font-style-asian="italic" style:font-style-complex="italic"/>
    </style:style>
    <style:style style:name="T36" style:family="text">
      <style:text-properties fo:font-variant="normal" fo:text-transform="none" fo:color="#000000" style:font-name="Arial" fo:letter-spacing="normal" fo:font-style="italic" fo:font-weight="bold" style:font-style-asian="italic" style:font-style-complex="italic"/>
    </style:style>
    <style:style style:name="T37" style:family="text">
      <style:text-properties fo:font-variant="normal" fo:text-transform="none" fo:color="#000000" style:font-name="Arial" fo:letter-spacing="normal" fo:font-style="italic" fo:font-weight="bold" officeooo:rsid="00063711" style:font-style-asian="italic" style:font-style-complex="italic"/>
    </style:style>
    <style:style style:name="T38" style:family="text">
      <style:text-properties fo:font-variant="normal" fo:text-transform="none" fo:color="#000000" style:font-name="Arial" fo:letter-spacing="normal" fo:font-style="italic" fo:font-weight="bold" officeooo:rsid="000708a0" style:font-style-asian="italic" style:font-style-complex="italic"/>
    </style:style>
    <style:style style:name="T39" style:family="text">
      <style:text-properties fo:font-variant="normal" fo:text-transform="none" fo:color="#000000" style:font-name="Arial" fo:letter-spacing="normal" fo:font-style="italic" fo:font-weight="bold" officeooo:rsid="000cb617" style:font-style-asian="italic" style:font-style-complex="italic"/>
    </style:style>
    <style:style style:name="T40" style:family="text">
      <style:text-properties fo:font-variant="normal" fo:text-transform="none" fo:color="#000000" style:text-position="0% 100%" style:font-name="system-ui" fo:font-size="12pt" fo:letter-spacing="normal" fo:font-style="normal" fo:font-weight="bold" officeooo:rsid="000bfaf4" style:font-size-asian="18pt" style:font-style-asian="italic" style:font-weight-asian="bold" style:font-size-complex="18pt" style:font-style-complex="italic" style:font-weight-complex="bold"/>
    </style:style>
    <style:style style:name="T41" style:family="text">
      <style:text-properties fo:font-variant="normal" fo:text-transform="none" fo:color="#000000" style:text-position="0% 100%" style:font-name="system-ui" fo:font-size="12pt" fo:letter-spacing="normal" fo:font-style="normal" fo:font-weight="normal" officeooo:rsid="000bfaf4" style:font-size-asian="18pt" style:font-style-asian="italic" style:font-weight-asian="bold" style:font-size-complex="18pt" style:font-style-complex="italic" style:font-weight-complex="bold"/>
    </style:style>
    <style:style style:name="T42" style:family="text">
      <style:text-properties fo:font-variant="normal" fo:text-transform="none" fo:color="#000000" style:text-position="0% 100%" style:font-name="system-ui" fo:font-size="12pt" fo:letter-spacing="normal" fo:font-style="normal" officeooo:rsid="000bfaf4" style:font-size-asian="18pt" style:font-style-asian="italic" style:font-size-complex="18pt" style:font-style-complex="italic"/>
    </style:style>
    <style:style style:name="T43" style:family="text">
      <style:text-properties fo:font-variant="normal" fo:text-transform="none" fo:color="#000000" style:text-position="0% 100%" style:font-name="system-ui" fo:font-size="12pt" fo:letter-spacing="normal" officeooo:rsid="000bfaf4" style:font-size-asian="18pt" style:font-size-complex="18pt"/>
    </style:style>
    <style:style style:name="T44" style:family="text">
      <style:text-properties fo:font-variant="normal" fo:text-transform="none" fo:color="#4a4a4a" style:font-name="system-ui" fo:font-size="12pt" fo:letter-spacing="normal" fo:font-style="normal" fo:font-weight="normal" fo:background-color="transparent" loext:char-shading-value="0"/>
    </style:style>
    <style:style style:name="T45" style:family="text">
      <style:text-properties fo:font-variant="normal" fo:text-transform="none" fo:color="#4a4a4a" style:font-name="Arial" fo:font-size="12pt" fo:letter-spacing="normal" fo:font-style="italic" fo:font-weight="normal" fo:background-color="transparent" loext:char-shading-value="0" style:font-style-asian="italic" style:font-style-complex="italic"/>
    </style:style>
    <style:style style:name="T46" style:family="text">
      <style:text-properties fo:font-variant="normal" fo:text-transform="none" style:font-name="system-ui" fo:font-size="12pt" fo:letter-spacing="normal" fo:font-weight="bold" style:font-weight-asian="bold" style:font-weight-complex="bold"/>
    </style:style>
    <style:style style:name="T47" style:family="text">
      <style:text-properties fo:font-variant="normal" fo:text-transform="none" fo:font-size="12pt" fo:letter-spacing="normal"/>
    </style:style>
    <style:style style:name="T48" style:family="text">
      <style:text-properties fo:font-variant="normal" fo:text-transform="none" fo:font-size="12pt" fo:letter-spacing="normal" fo:font-style="normal"/>
    </style:style>
    <style:style style:name="T49" style:family="text">
      <style:text-properties fo:font-variant="normal" fo:text-transform="none" fo:font-size="12pt" fo:letter-spacing="normal" fo:font-style="italic" style:font-style-asian="italic" style:font-style-complex="italic"/>
    </style:style>
    <style:style style:name="T50" style:family="text">
      <style:text-properties fo:font-variant="normal" fo:text-transform="none" fo:color="#3465a4" fo:font-size="12pt" fo:letter-spacing="normal" fo:font-style="italic" fo:font-weight="bold" style:font-style-asian="italic" style:font-weight-asian="bold" style:font-style-complex="italic" style:font-weight-complex="bold"/>
    </style:style>
    <style:style style:name="T51" style:family="text">
      <style:text-properties fo:font-variant="normal" fo:text-transform="none" fo:color="#3465a4" fo:letter-spacing="normal" fo:font-style="normal" fo:font-weight="bold" style:font-weight-asian="bold" style:font-weight-complex="bold"/>
    </style:style>
    <style:style style:name="T52" style:family="text">
      <style:text-properties fo:font-variant="normal" fo:text-transform="none" style:font-name="Arial" fo:letter-spacing="normal" fo:font-style="italic" fo:font-weight="bold" style:font-style-asian="italic" style:font-style-complex="italic"/>
    </style:style>
    <style:style style:name="T53" style:family="text">
      <style:text-properties fo:font-variant="normal" fo:text-transform="none" style:font-name="Arial" fo:letter-spacing="normal" fo:font-style="italic" fo:font-weight="bold" officeooo:rsid="00063711" style:font-style-asian="italic" style:font-style-complex="italic"/>
    </style:style>
    <style:style style:name="T54" style:family="text">
      <style:text-properties fo:font-variant="normal" fo:text-transform="none" style:text-position="0% 100%" fo:font-size="12pt" fo:letter-spacing="normal" fo:font-style="italic" fo:font-weight="bold" style:font-size-asian="18pt" style:font-style-asian="italic" style:font-weight-asian="bold" style:font-size-complex="18pt" style:font-style-complex="italic" style:font-weight-complex="bold"/>
    </style:style>
    <style:style style:name="T55" style:family="text">
      <style:text-properties fo:font-variant="normal" fo:text-transform="none" style:text-position="super 58%" style:font-name="system-ui" fo:font-size="12pt" fo:letter-spacing="normal" fo:font-weight="bold" style:font-weight-asian="bold" style:font-weight-complex="bold"/>
    </style:style>
    <style:style style:name="T56" style:family="text">
      <style:text-properties fo:font-style="italic" style:font-style-asian="italic" style:font-style-complex="italic"/>
    </style:style>
    <style:style style:name="T57" style:family="text">
      <style:text-properties fo:font-style="italic" style:text-underline-style="none" fo:font-weight="normal" style:font-style-asian="italic" style:font-weight-asian="normal" style:font-style-complex="italic" style:font-weight-complex="normal"/>
    </style:style>
    <style:style style:name="T58" style:family="text">
      <style:text-properties style:font-name="Arial"/>
    </style:style>
    <style:style style:name="T59" style:family="text">
      <style:text-properties style:font-name="Arial" officeooo:rsid="000a3c79"/>
    </style:style>
    <style:style style:name="T60" style:family="text">
      <style:text-properties style:font-name="Arial" fo:font-style="italic" style:text-underline-style="none" fo:font-weight="normal" style:font-style-asian="italic" style:font-weight-asian="normal" style:font-style-complex="italic" style:font-weight-complex="normal"/>
    </style:style>
    <style:style style:name="T61" style:family="text">
      <style:text-properties officeooo:rsid="0008e5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span text:style-name="T53">D</text:span><text:span text:style-name="T52">ay 1</text:span></text:h>
      <text:p text:style-name="P13"><text:span text:style-name="T52">Tagalog</text:span></text:p>
      <text:h text:style-name="P4" text:outline-level="2"><text:span text:style-name="T37">Kawikaan 7:</text:span><text:span text:style-name="T38">10-27</text:span></text:h>
      <text:p text:style-name="Text_20_body">ASND (Ang Salita ng Diyos)</text:p>
      <text:p text:style-name="P8"><text:bookmark text:name="tl-ASND-15893"/><text:span text:style-name="T27">10</text:span><text:span text:style-name="T33"> </text:span><text:span text:style-name="T35">Sinalubong siya ng isang babae na ang suot ay katulad ng suot ng isang babaeng bayaran. Nakapagplano na siya ng gagawin sa lalaking iyon. </text:span><text:bookmark text:name="tl-ASND-15894"/><text:span text:style-name="T27">11</text:span><text:span text:style-name="T33"> </text:span><text:span text:style-name="T35">Maingay siya at hindi mahiyain. Hindi siya nananatili sa bahay.</text:span><text:bookmark text:name="tl-ASND-15895"/><text:span text:style-name="T35"> </text:span><text:span text:style-name="T27">12</text:span><text:span text:style-name="T33"> </text:span><text:span text:style-name="T35">Madalas siyang makita sa mga lansangan, mga kanto at mga plasa.</text:span><text:bookmark text:name="tl-ASND-15896"/><text:span text:style-name="T35"> </text:span><text:span text:style-name="T27">13</text:span><text:span text:style-name="T33"> </text:span><text:span text:style-name="T35">Paglapit ng lalaki ay agad niya itong hinalikan at hindi nahiyang sinabi, </text:span><text:span text:style-name="T27">14</text:span><text:span text:style-name="T33"> </text:span><text:span text:style-name="T35">“Tinupad ko na ang pangako kong maghandog, at may mga sobrang karne doon sa bahay na mula sa aking inihandog. </text:span><text:bookmark text:name="tl-ASND-15898"/><text:span text:style-name="T27">15</text:span><text:span text:style-name="T33"> </text:span><text:span text:style-name="T35">Kaya hinanap kita at mabuti naman nakita kita. </text:span><text:bookmark text:name="tl-ASND-15899"/><text:span text:style-name="T27">16</text:span><text:span text:style-name="T33"> </text:span><text:span text:style-name="T35">Sinapinan ko na ang aking higaan ng makulay na telang galing pa sa Egipto. </text:span><text:bookmark text:name="tl-ASND-15900"/><text:span text:style-name="T27">17</text:span><text:span text:style-name="T33"> </text:span><text:span text:style-name="T35">Nilagyan ko iyon ng pabangong mira, aloe, at sinamon. </text:span><text:bookmark text:name="tl-ASND-15901"/><text:span text:style-name="T27">18</text:span><text:span text:style-name="T33"> </text:span><text:span text:style-name="T35">Kaya halika na, doon tayo magpakaligaya hanggang umaga, </text:span><text:bookmark text:name="tl-ASND-15902"/><text:span text:style-name="T27">19</text:span><text:span text:style-name="T33"> </text:span><text:span text:style-name="T35">dahil wala rito ang asawa ko. Naglakbay siya sa malayo. </text:span><text:bookmark text:name="tl-ASND-15903"/><text:span text:style-name="T27">20</text:span><text:span text:style-name="T33"> </text:span><text:span text:style-name="T35">Marami siyang dalang pera at dalawang linggo pa bago siya bumalik.” </text:span><text:bookmark text:name="tl-ASND-15904"/><text:span text:style-name="T26">21</text:span><text:span text:style-name="T32"> </text:span><text:span text:style-name="T34">Kaya naakit niya ang lalaki sa pamamagitan ng kanyang matatamis at nakakaakit na pananalita. </text:span><text:bookmark text:name="tl-ASND-15905"/><text:span text:style-name="T26">22</text:span><text:span text:style-name="T32"> </text:span><text:span text:style-name="T34">Sumunod agad ang lalaki na parang bakang hinihila papunta sa katayan, o tulad ng isang usa na patungo sa bitag, </text:span><text:bookmark text:name="tl-ASND-15906"/><text:span text:style-name="T26">23</text:span><text:span text:style-name="T32"> </text:span><text:span text:style-name="T34">at dooʼy papanain siya na tatagos sa kanyang puso. Para din siyang isang ibon na nagmamadali papunta sa bitag ng kamatayan, ngunit hindi niya ito nalalaman. </text:span></text:p>
      <text:p text:style-name="P20"><text:bookmark text:name="tl-ASND-15907"/><text:span text:style-name="T25">24</text:span><text:span text:style-name="T30"> Kaya mga anak, pakinggan ninyong mabuti ang aking mga sinasabi. </text:span><text:bookmark text:name="tl-ASND-15908"/><text:span text:style-name="T25">25</text:span><text:span text:style-name="T30"> Huwag kayong paaakit sa ganyang uri ng babae at huwag ninyong hayaan na kayoʼy kanyang iligaw. </text:span><text:bookmark text:name="tl-ASND-15909"/><text:span text:style-name="T24">26</text:span><text:span text:style-name="T29"> </text:span><text:span text:style-name="T31">Marami na ang mga lalaking napahamak dahil sa kanya. </text:span><text:bookmark text:name="tl-ASND-15910"/><text:span text:style-name="T24">27</text:span><text:span text:style-name="T29"> </text:span><text:span text:style-name="T31">Kapag pumunta kayo sa bahay niya, para na rin kayong pumunta sa daigdig ng mga patay.</text:span></text:p>
      <text:h text:style-name="P6" text:outline-level="2"><text:span text:style-name="T51">GABAY SA PAGNINILAY:</text:span></text:h>
      <text:p text:style-name="P21"><text:span text:style-name="T50">Ang Panandaliang Tukso, Pangmatagalang Kapahamakan </text:span></text:p>
      <text:p text:style-name="P11"><text:span text:style-name="T23">24</text:span><text:span text:style-name="T28"> Kaya mga anak, pakinggan ninyong mabuti ang aking mga sinasabi. </text:span><text:bookmark text:name="tl-ASND-159081"/><text:span text:style-name="T23">25</text:span><text:span text:style-name="T28"> Huwag kayong paaakit sa ganyang uri ng babae at huwag ninyong hayaan na kayoʼy kanyang iligaw.</text:span></text:p>
      <text:p text:style-name="P16"><text:span text:style-name="T48">Ang talatang ito ay nagpapakita kung paano ang tukso ay maaaring dumating sa anyo ng kaakit-akit na salita at anyo. Ang babae sa kuwento ay kumakatawan sa mga bagay na tila maganda at nakakaengganyo sa simula, ngunit nagtatago ng panganib at kapahamakan. Ipinapakita rin dito kung gaano kadaling malinlang ang tao kapag pinairal ang damdamin kaysa sa karunungan.</text:span></text:p>
      <text:p text:style-name="P19">Ang lalaki ay sumunod agad, parang hayop na hindi alam na papunta na siya sa kapahamakan. Ito ay paalala na ang bawat desisyon natin ay may kahihinatnan. Kapag <text:soft-page-break/>hinayaan nating magpadala sa tukso at hindi tayo nag-ingat, maaari tayong mapahamak nang hindi natin namamalayan.</text:p>
      <text:p text:style-name="P19">Muli, binibigyang-diin ni Solomon ang kahalagahan ng pakikinig at pagsunod sa kanyang mga turo. Hindi sapat na naririnig lamang natin ang Salita ng Diyos—kailangan din natin itong isabuhay. Ang simpleng pagkakaroon ng kaalaman ay hindi sapat na panlaban sa tukso; ang tunay na proteksyon ay nagmumula sa pagsunod at seryosong paglalapat nito sa ating buhay.</text:p>
      <text:p text:style-name="P19">Makikita rin ito sa aral ni Jesus tungkol sa dalawang tagapagtayo (Mateo 7:24–27<text:span text:style-name="T61">)</text:span> Ang taong nakikinig at sumusunod sa Kanyang mga salita ay tulad ng taong nagtayo ng bahay sa ibabaw ng bato, kaya’t nang dumating ang bagyo ay nanatili itong matibay. Ngunit ang nakikinig ngunit hindi sumusunod ay tulad ng nagtayo sa buhangin, at nang dumating ang bagyo ay agad itong gumuho.</text:p>
      <text:p text:style-name="P19">Gayundin, pinaalalahanan tayo sa <text:span text:style-name="T57">Santiago 1:22 : “Ngunit isagawa ninyo ang salita, at huwag maging tagapakinig lamang na dinadaya ang inyong sarili.”</text:span> Hindi lamang dapat tayo tagapakinig ng Salita kundi tagasunod nito—sapagkat kung hindi, nililinlang lamang natin ang ating sarili.</text:p>
      <text:p text:style-name="P19">Sa huli, malinaw ang babala: huwag hayaang maligaw ang puso sa maling landas. Marami na ang nasira dahil sa ganitong tukso. Kaya mahalagang maging mapanuri, may disiplina sa sarili, at makinig sa mga payo na naglalayo sa atin sa kapahamakan.</text:p>
      <text:p text:style-name="P9"><text:span text:style-name="T58">Hindi lahat ng maganda sa paningin ay mabuti para sa atin. Madalas, ang tao ay naaakit sa mga lihim na pagkakasala dahil iniisip nila na walang makakaalam. Dahil ito ay ginagawa nang patago, nagkakaroon ng maling pa</text:span><text:span text:style-name="T59">nanaw</text:span><text:span text:style-name="T58"> ng kaligtasan. Ngunit malinaw ang sinasabi sa </text:span><text:span text:style-name="T60">Lucas 8:17: “Sapagkat walang bagay na natatago na hindi mahahayag, ni lihim na hindi malalaman at malalantad.”</text:span></text:p>
      <text:p text:style-name="P19">Gayundin, sa <text:span text:style-name="T57">Bilang 32:23: “Tiyakin ninyong kayo’y aabutan ng inyong kasalanan.”</text:span> Ipinapakita nito na walang kasalanan ang tunay na nananatiling lihim. Ang Diyos na nakakakita ng lahat, kahit ang mga nakatago, ay hindi pinapalagpas ang ganitong uri ng kasalanan. <text:span text:style-name="T57">Hebreo 4:13: “At walang nilalang na hindi hayag sa Kanyang paningin, kundi ang lahat ay hubad at lantad sa mga mata Niya na ating pagsusulitan.”</text:span></text:p>
      <text:p text:style-name="P19">Maaaring panandalian lamang ang kasiyahan, ngunit may kapalit ito. Ayon sa <text:span text:style-name="T57">Galacia 6:7 <text:s/>“Huwag kayong padaya; ang Diyos ay hindi maaaring dayain. Sapagkat ang anumang ihasik ng tao, iyon din ang kanyang aanihin.”</text:span> Darating ang panahon na ang mga lihim na ito ay magbubunga ng mabibigat na konsekuwensya—mga bagay na maaaring tuluyang makasira sa buhay, relasyon, at kinabukasan ng isang tao.</text:p>
      <text:p text:style-name="P19">Kaya ang tunay na karunungan ay umiwas sa tukso at piliin ang tama, kahit walang ibang nakakakita. Sapagkat ayon sa <text:span text:style-name="T57">Mangangaral 12:14 “Sapagkat dadalhin ng Diyos ang bawat gawa sa paghuhukom, pati ang bawat lihim na bagay, maging ito man ay mabuti o masama.”</text:span></text:p>
      <text:p text:style-name="P17"><text:span text:style-name="T48"/></text:p>
      <text:h text:style-name="P3" text:outline-level="2"><text:soft-page-break/><text:span text:style-name="T53">D</text:span><text:span text:style-name="T52">ay 1</text:span></text:h>
      <text:p text:style-name="P14"><text:span text:style-name="T49">English</text:span></text:p>
      <text:h text:style-name="P5" text:outline-level="2"><text:span text:style-name="T39">Proverbs</text:span><text:span text:style-name="T37"> 7:</text:span><text:span text:style-name="T36">10-27</text:span></text:h>
      <text:p text:style-name="P15"><text:span text:style-name="T13">NLT(</text:span><text:span text:style-name="T12">New Living Translation</text:span><text:span text:style-name="T13">)</text:span><text:span text:style-name="T47"> </text:span></text:p>
      <text:p text:style-name="P10"><text:bookmark text:name="en-NLT-16562"/><text:span text:style-name="T22">10</text:span><text:span text:style-name="T43"> The woman approached him, seductively dressed and sly of heart. </text:span><text:bookmark text:name="en-NLT-16563"/><text:span text:style-name="T22">11</text:span><text:span text:style-name="T43"> She was the brash, rebellious type, never content to stay at home. </text:span><text:bookmark text:name="en-NLT-16564"/><text:span text:style-name="T22">12</text:span><text:span text:style-name="T43"> She is often in the streets and markets, soliciting at every corner. </text:span><text:bookmark text:name="en-NLT-16565"/><text:span text:style-name="T22">13</text:span><text:span text:style-name="T43"> She threw her arms around him and kissed him, and with a brazen look she said, </text:span><text:bookmark text:name="en-NLT-16566"/><text:span text:style-name="T22">14</text:span><text:span text:style-name="T43"> “I’ve just made my peace offerings and fulfilled my vows. </text:span><text:bookmark text:name="en-NLT-16567"/><text:span text:style-name="T22">15 </text:span><text:span text:style-name="T43">You’re the one I was looking for! I came out to find you, and here you are! </text:span><text:bookmark text:name="en-NLT-16568"/><text:span text:style-name="T22">16</text:span><text:span text:style-name="T43"> My bed is spread with beautiful blankets, with colored sheets of Egyptian linen. </text:span><text:bookmark text:name="en-NLT-16569"/><text:span text:style-name="T22">17</text:span><text:span text:style-name="T43"> I’ve perfumed my bed with myrrh, aloes, and cinnamon. </text:span><text:bookmark text:name="en-NLT-16570"/><text:span text:style-name="T22">18</text:span><text:span text:style-name="T43"> Come, let’s drink our fill of love until morning. Let’s enjoy each other’s caresses,<text:line-break/></text:span><text:bookmark text:name="en-NLT-16571"/><text:span text:style-name="T22">19</text:span><text:span text:style-name="T43"> for my husband is not home. He’s away on a long trip. </text:span><text:bookmark text:name="en-NLT-16572"/><text:span text:style-name="T22">20</text:span><text:span text:style-name="T43"> He has taken a wallet full of money with him and won’t return until later this month.” </text:span><text:bookmark text:name="en-NLT-16573"/><text:span text:style-name="T43"><text:s/></text:span><text:span text:style-name="T14">21</text:span><text:span text:style-name="T3"> So she seduced him with her pretty speech and enticed him with her flattery. </text:span><text:span text:style-name="T14">22</text:span><text:span text:style-name="T3"> He followed her at once, like an ox going to the slaughter. He was like a stag caught in a trap, </text:span><text:bookmark text:name="en-NLT-16575"/><text:span text:style-name="T14">23</text:span><text:span text:style-name="T3"> awaiting the arrow that would pierce its heart. He was like a bird flying into a snare,     little knowing it would cost him his life. </text:span></text:p>
      <text:p text:style-name="P10"><text:bookmark text:name="en-NLT-16576"/><text:span text:style-name="T21">24</text:span><text:span text:style-name="T11"> So listen to me, my sons, and pay attention to my words. </text:span><text:bookmark text:name="en-NLT-16577"/><text:span text:style-name="T21">25</text:span><text:span text:style-name="T11"> Don’t let your hearts stray away toward her. Don’t wander down her wayward path. </text:span><text:bookmark text:name="en-NLT-16578"/><text:span text:style-name="T14">26</text:span><text:span text:style-name="T3"> For she has been the ruin of many; many men have been her victims. </text:span><text:bookmark text:name="en-NLT-16579"/><text:span text:style-name="T14">27</text:span><text:span text:style-name="T3"> Her house is the road to the grave. Her bedroom is the den of death.</text:span></text:p>
      <text:h text:style-name="P7" text:outline-level="2"><text:span text:style-name="T51">GUIDE REFLECTION:</text:span></text:h>
      <text:p text:style-name="P12"><text:span text:style-name="T1">The Fleeting Temptation, the Lasting Ruin</text:span></text:p>
      <text:p text:style-name="P1"/>
      <text:p text:style-name="P18"><text:span text:style-name="T55">24</text:span><text:span text:style-name="T46"> So listen to me, my sons, and pay attention to my words. </text:span><text:bookmark text:name="en-NLT-165771"/><text:span text:style-name="T55">25</text:span><text:span text:style-name="T46"> Don’t let your hearts stray away toward her. Don’t wander down her wayward path. </text:span></text:p>
      <text:p text:style-name="P1"/>
      <text:p text:style-name="P2">This passage illustrates how temptation often comes in the form of enticing words and appearances. The woman in the narrative represents things that seem beautiful and appealing at first but conceal danger and destruction. It also shows how easily a person can be deceived when emotions prevail over wisdom.</text:p>
      <text:p text:style-name="P2"/>
      <text:p text:style-name="P2">The man follows immediately, like an animal unaware that it is heading toward its own ruin. This serves as a reminder that every decision we make carries consequences. When we allow ourselves to be carried away by temptation without exercising caution, we may fall into ruin without even realizing it.</text:p>
      <text:p text:style-name="P2"><text:soft-page-break/></text:p>
      <text:p text:style-name="P2">Once again, Solomon emphasizes the importance of listening to and obeying his teachings. It is not enough to simply hear the Word of God—we must also put it into practice. Mere knowledge is not sufficient defense against temptation; true protection comes from obedience and the serious application of God’s Word in our lives.</text:p>
      <text:p text:style-name="P2"/>
      <text:p text:style-name="P2">This principle is also reflected in Jesus’ teaching about the two builders (Matthew 7:24–27). The one who hears and obeys His words is like a man who built his house on rock; when the storm came, it stood firm. But the one who hears and does not obey is like a man who built on sand; when the storm came, it collapsed instantly.</text:p>
      <text:p text:style-name="P2"/>
      <text:p text:style-name="P2">Likewise, <text:span text:style-name="T56">James 1:22 reminds us: “Do not merely listen to the word, and so deceive yourselves. Do what it says.”</text:span> We must not be hearers only but doers of the Word—for otherwise, we are only deceiving ourselves.</text:p>
      <text:p text:style-name="P2"/>
      <text:p text:style-name="P2">In the end, the warning is clear: do not allow your heart to be led astray onto the wrong path. Many have been ruined by such temptation. Therefore, it is essential to be discerning, self-disciplined, and attentive to counsel that steers us away from destruction.</text:p>
      <text:p text:style-name="P2"/>
      <text:p text:style-name="P2">Not everything that looks good is good for us. Often, people are drawn to secret sins because they think no one will ever know. Because such acts are done in hiding, a false sense of security develops. But <text:span text:style-name="T56">Luke 8:17 makes it clear: “For there is nothing hidden that will not be disclosed, and nothing concealed that will not be known or brought out into the open.”</text:span></text:p>
      <text:p text:style-name="P2"/>
      <text:p text:style-name="P2">Similarly, <text:span text:style-name="T56">Numbers 32:23 warns: “Be sure your sin will find you out.”</text:span> This shows that no sin truly remains hidden. God, who sees all—even what is done in secret—does not overlook such sin. <text:span text:style-name="T56">Hebrews 4:13 states: “Nothing in all creation is hidden from God’s sight. Everything is uncovered and laid bare before the eyes of Him to whom we must give account.”</text:span></text:p>
      <text:p text:style-name="P2"/>
      <text:p text:style-name="P2">Pleasure may be fleeting, but it comes with a price. According to <text:span text:style-name="T56">Galatians 6:7: “Do not be deceived: God cannot be mocked. A man reaps what he sows.”</text:span> There will come a time when these hidden sins yield severe consequences—things that can ultimately destroy a person’s life, relationships, and future.</text:p>
      <text:p text:style-name="P2"/>
      <text:p text:style-name="P2">Thus, true wisdom lies in resisting temptation and choosing what is right, even when no one else is watching. For as <text:span text:style-name="T56">Ecclesiastes 12:14 declares: “For God will bring every deed into judgment, including every hidden thing, whether it is good or ev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e-cjk-patch" svg:font-family="quote-cjk-patch, Inter, system-ui, apple-system, BlinkMacSystemFont, 'Segoe UI', Roboto, Oxygen, Ubuntu, Cantarell, 'Open Sans', 'Helvetica Neue', sans-serif"/>
    <style:font-face style:name="system-ui" svg:font-family="system-ui, apple-system, 'Segoe UI', Roboto, Ubuntu, Cantarell, 'Noto Sans', sans-serif, 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P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6-04-25T14:26:07.251000000</meta:creation-date>
    <dc:date>2026-04-25T16:04:35.182000000</dc:date>
    <meta:editing-duration>PT2M55S</meta:editing-duration>
    <meta:editing-cycles>1</meta:editing-cycles>
    <meta:document-statistic meta:table-count="0" meta:image-count="0" meta:object-count="0" meta:page-count="4" meta:paragraph-count="38" meta:word-count="1689" meta:character-count="9798" meta:non-whitespace-character-count="8146"/>
    <meta:generator>Neat_Office/6.2.8.2$Windows_x86 LibreOffice_project/</meta:generator>
  </office:meta>
</office:document-meta>
</file>